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objectwithoutfill">
      <style:graphic-properties svg:stroke-width="0.01cm" draw:marker-start-width="0.22cm" draw:marker-end="Arrow" draw:marker-end-width="0.12cm" draw:fill="none" draw:textarea-vertical-align="middle" fo:padding-top="0.13cm" fo:padding-bottom="0.13cm" fo:padding-left="0.255cm" fo:padding-right="0.2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8pt" style:font-size-asian="10pt" style:font-size-complex="10pt"/>
    </style:style>
    <style:style style:name="P4" style:family="paragraph">
      <style:text-properties fo:font-size="8pt" style:font-size-asian="8pt" style:font-size-complex="8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75cm" svg:height="0.75cm" svg:x="4cm" svg:y="0.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4.75cm" svg:y="0.5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5.5cm" svg:y="0.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6.25cm" svg:y="0.5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7cm" svg:y="0.5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7.75cm" svg:y="0.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8.5cm" svg:y="0.5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9.25cm" svg:y="0.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10cm" svg:y="0.5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10.75cm" svg:y="0.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11.5cm" svg:y="0.5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5cm" svg:height="0.75cm" svg:x="12.25cm" svg:y="0.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5cm" svg:height="0.75cm" svg:x="13cm" svg:y="0.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5cm" svg:height="0.75cm" svg:x="13.75cm" svg:y="0.5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5cm" svg:height="0.75cm" svg:x="14.5cm" svg:y="0.5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0.25cm" svg:y="0.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1cm" svg:y="0.5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1.75cm" svg:y="0.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2.5cm" svg:y="0.5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3.25cm" svg:y="0.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0.25cm" svg:y="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1cm" svg:y="2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1.75cm" svg:y="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2.5cm" svg:y="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3.25cm" svg:y="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4cm" svg:y="2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5cm" svg:height="0.569cm" svg:x="0.25cm" svg:y="1.5cm">
          <draw:text-box>
            <text:p text:style-name="P3">1</text:p>
          </draw:text-box>
        </draw:frame>
        <draw:frame draw:style-name="gr3" draw:text-style-name="P3" draw:layer="layout" svg:width="0.5cm" svg:height="0.569cm" svg:x="1cm" svg:y="1.5cm">
          <draw:text-box>
            <text:p text:style-name="P3">2</text:p>
          </draw:text-box>
        </draw:frame>
        <draw:frame draw:style-name="gr3" draw:text-style-name="P3" draw:layer="layout" svg:width="0.5cm" svg:height="0.569cm" svg:x="1.75cm" svg:y="1.5cm">
          <draw:text-box>
            <text:p text:style-name="P3">3</text:p>
          </draw:text-box>
        </draw:frame>
        <draw:frame draw:style-name="gr3" draw:text-style-name="P3" draw:layer="layout" svg:width="0.5cm" svg:height="0.569cm" svg:x="2.5cm" svg:y="1.5cm">
          <draw:text-box>
            <text:p text:style-name="P3">4</text:p>
          </draw:text-box>
        </draw:frame>
        <draw:frame draw:style-name="gr3" draw:text-style-name="P3" draw:layer="layout" svg:width="0.5cm" svg:height="0.569cm" svg:x="3.25cm" svg:y="1.5cm">
          <draw:text-box>
            <text:p text:style-name="P3">5</text:p>
          </draw:text-box>
        </draw:frame>
        <draw:frame draw:style-name="gr3" draw:text-style-name="P3" draw:layer="layout" svg:width="0.5cm" svg:height="0.569cm" svg:x="4cm" svg:y="1.5cm">
          <draw:text-box>
            <text:p text:style-name="P3">6</text:p>
          </draw:text-box>
        </draw:frame>
        <draw:frame draw:style-name="gr3" draw:text-style-name="P3" draw:layer="layout" svg:width="0.5cm" svg:height="0.569cm" svg:x="4.25cm" svg:y="3cm">
          <draw:text-box>
            <text:p text:style-name="P3">7</text:p>
          </draw:text-box>
        </draw:frame>
        <draw:frame draw:style-name="gr3" draw:text-style-name="P3" draw:layer="layout" svg:width="0.5cm" svg:height="0.569cm" svg:x="4.25cm" svg:y="4.5cm">
          <draw:text-box>
            <text:p text:style-name="P3">8</text:p>
          </draw:text-box>
        </draw:frame>
        <draw:frame draw:style-name="gr3" draw:text-style-name="P3" draw:layer="layout" svg:width="0.5cm" svg:height="0.569cm" svg:x="5cm" svg:y="4.5cm">
          <draw:text-box>
            <text:p text:style-name="P3">9</text:p>
          </draw:text-box>
        </draw:frame>
        <draw:frame draw:style-name="gr3" draw:text-style-name="P3" draw:layer="layout" svg:width="1cm" svg:height="0.569cm" svg:x="5.5cm" svg:y="4.5cm">
          <draw:text-box>
            <text:p text:style-name="P3">10</text:p>
          </draw:text-box>
        </draw:frame>
        <draw:frame draw:style-name="gr3" draw:text-style-name="P3" draw:layer="layout" svg:width="1cm" svg:height="0.569cm" svg:x="6.25cm" svg:y="4.5cm">
          <draw:text-box>
            <text:p text:style-name="P3">11</text:p>
          </draw:text-box>
        </draw:frame>
        <draw:frame draw:style-name="gr3" draw:text-style-name="P3" draw:layer="layout" svg:width="1cm" svg:height="0.569cm" svg:x="7cm" svg:y="4.5cm">
          <draw:text-box>
            <text:p text:style-name="P3">12</text:p>
          </draw:text-box>
        </draw:frame>
        <draw:frame draw:style-name="gr3" draw:text-style-name="P3" draw:layer="layout" svg:width="1cm" svg:height="0.569cm" svg:x="7.25cm" svg:y="6cm">
          <draw:text-box>
            <text:p text:style-name="P3">13</text:p>
          </draw:text-box>
        </draw:frame>
        <draw:frame draw:style-name="gr3" draw:text-style-name="P3" draw:layer="layout" svg:width="1cm" svg:height="0.569cm" svg:x="8cm" svg:y="7.5cm">
          <draw:text-box>
            <text:p text:style-name="P3">14</text:p>
          </draw:text-box>
        </draw:frame>
        <draw:frame draw:style-name="gr3" draw:text-style-name="P3" draw:layer="layout" svg:width="1cm" svg:height="0.569cm" svg:x="8.75cm" svg:y="7.5cm">
          <draw:text-box>
            <text:p text:style-name="P3">15</text:p>
          </draw:text-box>
        </draw:frame>
        <draw:frame draw:style-name="gr3" draw:text-style-name="P3" draw:layer="layout" svg:width="1cm" svg:height="0.569cm" svg:x="9.5cm" svg:y="7.5cm">
          <draw:text-box>
            <text:p text:style-name="P3">16</text:p>
          </draw:text-box>
        </draw:frame>
        <draw:frame draw:style-name="gr3" draw:text-style-name="P3" draw:layer="layout" svg:width="1cm" svg:height="0.569cm" svg:x="11cm" svg:y="7.5cm">
          <draw:text-box>
            <text:p text:style-name="P3">18</text:p>
          </draw:text-box>
        </draw:frame>
        <draw:frame draw:style-name="gr3" draw:text-style-name="P3" draw:layer="layout" svg:width="1cm" svg:height="0.569cm" svg:x="11.75cm" svg:y="7.5cm">
          <draw:text-box>
            <text:p text:style-name="P3">19</text:p>
          </draw:text-box>
        </draw:frame>
        <draw:frame draw:style-name="gr3" draw:text-style-name="P3" draw:layer="layout" svg:width="1cm" svg:height="0.569cm" svg:x="10.25cm" svg:y="7.5cm">
          <draw:text-box>
            <text:p text:style-name="P3">17</text:p>
          </draw:text-box>
        </draw:frame>
        <draw:custom-shape draw:style-name="gr2" draw:text-style-name="P2" xml:id="id2" draw:id="id2" draw:layer="layout" svg:width="0.75cm" svg:height="0.75cm" svg:x="3.25cm" svg:y="3.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4cm" svg:y="3.5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5cm" svg:height="0.75cm" svg:x="4.75cm" svg:y="3.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5cm" svg:height="0.75cm" svg:x="5.5cm" svg:y="3.5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5cm" svg:height="0.75cm" svg:x="6.25cm" svg:y="3.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5cm" svg:height="0.75cm" svg:x="7cm" svg:y="3.5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4cm" svg:y="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4.75cm" svg:y="5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5.5cm" svg:y="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6.25cm" svg:y="5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7cm" svg:y="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5cm" svg:height="0.75cm" svg:x="7.75cm" svg:y="5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7.25cm" svg:y="6.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5cm" svg:height="0.75cm" svg:x="8cm" svg:y="6.5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5cm" svg:height="0.75cm" svg:x="8.75cm" svg:y="6.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5cm" svg:height="0.75cm" svg:x="9.5cm" svg:y="6.5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5cm" svg:height="0.75cm" svg:x="10.25cm" svg:y="6.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5cm" svg:height="0.75cm" svg:x="11cm" svg:y="6.5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8cm" svg:y="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8.75cm" svg:y="8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9.5cm" svg:y="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10.25cm" svg:y="8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11cm" svg:y="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11.75cm" svg:y="8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frame draw:style-name="gr4" draw:text-style-name="P4" xml:id="id1" draw:id="id1" draw:layer="layout" svg:width="4.25cm" svg:height="0.569cm" svg:x="0.5cm" svg:y="6.431cm">
          <draw:text-box>
            <text:p text:style-name="P4"><text:span text:style-name="T2">No comparison needed here</text:span></text:p>
          </draw:text-box>
        </draw:frame>
        <draw:connector draw:style-name="gr5" draw:text-style-name="P1" draw:layer="layout" draw:type="curve" svg:x1="2.625cm" svg:y1="6.431cm" svg:x2="3.25cm" svg:y2="3.875cm" draw:start-shape="id1" draw:start-glue-point="0" draw:end-shape="id2" draw:end-glue-point="3" svg:d="m2625 6431c0-1704 208-2556 625-255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ran Kartaschew</meta:initial-creator>
    <meta:creation-date>2012-08-21T23:32:08</meta:creation-date>
    <dc:date>2012-08-25T15:28:05</dc:date>
    <dc:creator>Darran Kartaschew</dc:creator>
    <meta:editing-duration>PT1H58S</meta:editing-duration>
    <meta:editing-cycles>11</meta:editing-cycles>
    <meta:generator>OpenOffice.org/3.4$Solaris_x86 OpenOffice.org_project/340m1$Build-9590</meta:generator>
    <meta:document-statistic meta:object-count="71"/>
  </office:meta>
</office:document-meta>
</file>